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30000039CC6022E7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office:version="1.2">
  <office:automatic-styles>
    <style:style xmlns:style="urn:oasis:names:tc:opendocument:xmlns:style:1.0" style:name="P1" style:family="paragraph" style:parent-style-name="Heading_20_1"/>
    <style:style xmlns:style="urn:oasis:names:tc:opendocument:xmlns:style:1.0" style:name="T1" style:family="text">
      <style:text-properties xmlns:fo="urn:oasis:names:tc:opendocument:xmlns:xsl-fo-compatible:1.0" fo:font-weight="bold" style:font-weight-asian="bold" style:font-weight-complex="bold"/>
    </style:style>
    <style:style xmlns:style="urn:oasis:names:tc:opendocument:xmlns:style:1.0" style:name="fr1" style:family="graphic" style:parent-style-name="Graphics">
      <style:graphic-properties xmlns:fo="urn:oasis:names:tc:opendocument:xmlns:xsl-fo-compatible:1.0" xmlns:draw="urn:oasis:names:tc:opendocument:xmlns:drawing:1.0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  <style:paragraph-properties xmlns:fo="urn:oasis:names:tc:opendocument:xmlns:xsl-fo-compatible:1.0" fo:break-after="page"/>
    </style:style>
    <style:style xmlns:style="urn:oasis:names:tc:opendocument:xmlns:style:1.0" style:name="Tsuper" style:family="text">
      <style:text-properties style:text-position="super 58%"/>
    </style:style>
    <style:style xmlns:style="urn:oasis:names:tc:opendocument:xmlns:style:1.0" style:name="Tsub" style:family="text">
      <style:text-properties style:text-position="sub 58%"/>
    </style:style>
    <style:style xmlns:style="urn:oasis:names:tc:opendocument:xmlns:style:1.0" style:name="Pol" style:family="paragraph" style:parent-style-name="Standard" style:list-style-name="L1">
      <style:text-properties style:text-position="0% 100%"/>
    </style:style>
    <style:style xmlns:style="urn:oasis:names:tc:opendocument:xmlns:style:1.0" style:name="Table1" style:family="table">
      <style:table-properties xmlns:table="urn:oasis:names:tc:opendocument:xmlns:table:1.0" style:width="16.999cm" table:align="margins"/>
    </style:style>
    <style:style xmlns:style="urn:oasis:names:tc:opendocument:xmlns:style:1.0" style:name="Table1.A" style:family="table-column">
      <style:table-column-properties style:column-width="5.666cm" style:rel-column-width="21845*"/>
    </style:style>
    <style:style xmlns:style="urn:oasis:names:tc:opendocument:xmlns:style:1.0" style:name="Table1.A1" style:family="table-cell">
      <style:table-cell-properties xmlns:fo="urn:oasis:names:tc:opendocument:xmlns:xsl-fo-compatible:1.0" fo:padding="0.097cm" fo:border="0.002cm solid #000000"/>
    </style:style>
    <style:style xmlns:style="urn:oasis:names:tc:opendocument:xmlns:style:1.0" style:name="Tbold" style:family="text">
      <style:text-properties xmlns:fo="urn:oasis:names:tc:opendocument:xmlns:xsl-fo-compatible:1.0" fo:font-weight="bold" style:font-weight-asian="bold" style:font-weight-complex="bold"/>
    </style:style>
    <style:style xmlns:style="urn:oasis:names:tc:opendocument:xmlns:style:1.0" style:name="Titalics" style:family="text">
      <style:text-properties xmlns:fo="urn:oasis:names:tc:opendocument:xmlns:xsl-fo-compatible:1.0" fo:font-style="italic" style:font-style-asian="italic" style:font-style-complex="italic"/>
    </style:style>
    <style:style xmlns:style="urn:oasis:names:tc:opendocument:xmlns:style:1.0" style:name="Punderline" style:family="text">
      <style:text-properties xmlns:fo="urn:oasis:names:tc:opendocument:xmlns:xsl-fo-compatible:1.0" style:text-underline-style="solid" style:text-underline-width="auto" style:text-underline-color="font-color" fo:font-weight="normal" style:font-weight-asian="normal" style:font-weight-complex="normal"/>
    </style:style>
    <text:list-style xmlns:text="urn:oasis:names:tc:opendocument:xmlns:text:1.0" xmlns:style="urn:oasis:names:tc:opendocument:xmlns:style:1.0" style:name="LO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xmlns:text="urn:oasis:names:tc:opendocument:xmlns:text:1.0" xmlns:style="urn:oasis:names:tc:opendocument:xmlns:style:1.0" style:name="LU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xmlns:text="urn:oasis:names:tc:opendocument:xmlns:text:1.0"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ocumentTitle">Prototipo.ep</text:p>
      <text:h text:style-name="P1" text:outline-level="1"><text:bookmark text:name="principal_page"/>Principal</text:h>
      <text:p text:style-name="Text_20_body"><draw:frame xmlns:draw="urn:oasis:names:tc:opendocument:xmlns:drawing:1.0" xmlns:svg="urn:oasis:names:tc:opendocument:xmlns:svg-compatible:1.0" draw:style-name="fr1" draw:name="graphics_principal" text:anchor-type="char" draw:z-index="0" svg:width="7in" svg:height="4.288888888888889in"><draw:image xmlns:xlink="http://www.w3.org/1999/xlink" xlink:href="Pages\principal.png" xlink:type="simple" xlink:show="embed" xlink:actuate="onLoad"/><draw:image-map><draw:area-rectangle xmlns:xlink="http://www.w3.org/1999/xlink" xlink:href="#calcularcostos_page" xlink:type="simple" office:target-frame-name="_self" xlink:show="replace" svg:x="7.052083333333333in" svg:y="3.78125in" svg:width="1.6458333333333333in" svg:height="0.40625in"><svg:title>CalcularCostos</svg:title></draw:area-rectangle><draw:area-rectangle xmlns:xlink="http://www.w3.org/1999/xlink" xlink:href="#distribuircalibraciones_page" xlink:type="simple" office:target-frame-name="_self" xlink:show="replace" svg:x="4.229166666666667in" svg:y="3.78125in" svg:width="1.6458333333333333in" svg:height="0.40625in"><svg:title>DistribuirCalibraciones</svg:title></draw:area-rectangle><draw:area-rectangle xmlns:xlink="http://www.w3.org/1999/xlink" xlink:href="#ingresarequipo_page" xlink:type="simple" office:target-frame-name="_self" xlink:show="replace" svg:x="1.3125in" svg:y="3.78125in" svg:width="1.6458333333333333in" svg:height="0.40625in"><svg:title>IngresarEquipo</svg:title></draw:area-rectangle></draw:image-map></draw:frame></text:p>
      <text:h text:style-name="P1" text:outline-level="1"><text:bookmark text:name="ingresarequipo_page"/>IngresarEquipo</text:h>
      <text:p text:style-name="Text_20_body"><draw:frame xmlns:draw="urn:oasis:names:tc:opendocument:xmlns:drawing:1.0" xmlns:svg="urn:oasis:names:tc:opendocument:xmlns:svg-compatible:1.0" draw:style-name="fr1" draw:name="graphics_ingresarequipo" text:anchor-type="char" draw:z-index="0" svg:width="7in" svg:height="4.288888888888889in"><draw:image xmlns:xlink="http://www.w3.org/1999/xlink" xlink:href="Pages\ingresarequipo.png" xlink:type="simple" xlink:show="embed" xlink:actuate="onLoad"/><draw:image-map><draw:area-rectangle xmlns:xlink="http://www.w3.org/1999/xlink" xlink:href="#ingresartiempo_page" xlink:type="simple" office:target-frame-name="_self" xlink:show="replace" svg:x="4.75in" svg:y="1.5104166666666667in" svg:width="4.40625in" svg:height="1.8125in"><svg:title>IngresarTiempo</svg:title></draw:area-rectangle><draw:area-rectangle xmlns:xlink="http://www.w3.org/1999/xlink" xlink:href="#principal_page" xlink:type="simple" office:target-frame-name="_self" xlink:show="replace" svg:x="0.9895833333333334in" svg:y="3.9270833333333335in" svg:width="0.5in" svg:height="0.5in"><svg:title>Principal</svg:title></draw:area-rectangle></draw:image-map></draw:frame></text:p>
      <text:h text:style-name="P1" text:outline-level="1"><text:bookmark text:name="ingresartiempo_page"/>IngresarTiempo</text:h>
      <text:p text:style-name="Text_20_body"><draw:frame xmlns:draw="urn:oasis:names:tc:opendocument:xmlns:drawing:1.0" xmlns:svg="urn:oasis:names:tc:opendocument:xmlns:svg-compatible:1.0" draw:style-name="fr1" draw:name="graphics_ingresartiempo" text:anchor-type="char" draw:z-index="0" svg:width="7in" svg:height="4.288888888888889in"><draw:image xmlns:xlink="http://www.w3.org/1999/xlink" xlink:href="Pages\ingresartiempo.png" xlink:type="simple" xlink:show="embed" xlink:actuate="onLoad"/><draw:image-map><draw:area-rectangle xmlns:xlink="http://www.w3.org/1999/xlink" xlink:href="#ingresarequipo_page" xlink:type="simple" office:target-frame-name="_self" xlink:show="replace" svg:x="4.854166666666667in" svg:y="3.6666666666666665in" svg:width="0.8333333333333334in" svg:height="0.2604166666666667in"><svg:title>IngresarEquipo</svg:title></draw:area-rectangle><draw:area-rectangle xmlns:xlink="http://www.w3.org/1999/xlink" xlink:href="#ingresarequipo_page" xlink:type="simple" office:target-frame-name="_self" xlink:show="replace" svg:x="3.8229166666666665in" svg:y="3.6666666666666665in" svg:width="0.8333333333333334in" svg:height="0.2604166666666667in"><svg:title>IngresarEquipo</svg:title></draw:area-rectangle></draw:image-map></draw:frame></text:p>
      <text:h text:style-name="P1" text:outline-level="1"><text:bookmark text:name="distribuircalibraciones_page"/>DistribuirCalibraciones</text:h>
      <text:p text:style-name="Text_20_body"><draw:frame xmlns:draw="urn:oasis:names:tc:opendocument:xmlns:drawing:1.0" xmlns:svg="urn:oasis:names:tc:opendocument:xmlns:svg-compatible:1.0" draw:style-name="fr1" draw:name="graphics_distribuircalibraciones" text:anchor-type="char" draw:z-index="0" svg:width="7in" svg:height="4.288888888888889in"><draw:image xmlns:xlink="http://www.w3.org/1999/xlink" xlink:href="Pages\distribuircalibraciones.png" xlink:type="simple" xlink:show="embed" xlink:actuate="onLoad"/><draw:image-map><draw:area-rectangle xmlns:xlink="http://www.w3.org/1999/xlink" xlink:href="#principal_page" xlink:type="simple" office:target-frame-name="_self" xlink:show="replace" svg:x="0.9895833333333334in" svg:y="3.9270833333333335in" svg:width="0.5in" svg:height="0.5in"><svg:title>Principal</svg:title></draw:area-rectangle></draw:image-map></draw:frame></text:p>
      <text:h text:style-name="P1" text:outline-level="1"><text:bookmark text:name="calcularcostos_page"/>CalcularCostos</text:h>
      <text:p text:style-name="Text_20_body"><draw:frame xmlns:draw="urn:oasis:names:tc:opendocument:xmlns:drawing:1.0" xmlns:svg="urn:oasis:names:tc:opendocument:xmlns:svg-compatible:1.0" draw:style-name="fr1" draw:name="graphics_calcularcostos" text:anchor-type="char" draw:z-index="0" svg:width="7in" svg:height="4.288888888888889in"><draw:image xmlns:xlink="http://www.w3.org/1999/xlink" xlink:href="Pages\calcularcostos.png" xlink:type="simple" xlink:show="embed" xlink:actuate="onLoad"/><draw:image-map><draw:area-rectangle xmlns:xlink="http://www.w3.org/1999/xlink" xlink:href="#principal_page" xlink:type="simple" office:target-frame-name="_self" xlink:show="replace" svg:x="0.9895833333333334in" svg:y="3.9270833333333335in" svg:width="0.5in" svg:height="0.5in"><svg:title>Principal</svg:title></draw:area-rectangle></draw:image-map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Impact" svg:font-family="Impact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DocumentTitle" style:family="paragraph" style:parent-style-name="Standard">
      <style:paragraph-properties fo:margin-bottom="0.5in" fo:text-align="center" style:justify-single-word="false"/>
      <style:text-properties fo:font-weight="bold" fo:font-size="2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7in" fo:page-height="11.693in" style:num-format="1" style:print-orientation="portrait" fo:margin-top="0.846in" fo:margin-bottom="0.846in" fo:margin-left="0.634in" fo:margin-right="0.63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office:version="1.2">
  <office:meta>
    <meta:initial-creator xmlns:meta="urn:oasis:names:tc:opendocument:xmlns:meta:1.0">Duong Thanh An</meta:initial-creator>
    <meta:creation-date xmlns:meta="urn:oasis:names:tc:opendocument:xmlns:meta:1.0">2009-11-25T11:47:51</meta:creation-date>
    <dc:date xmlns:dc="http://purl.org/dc/elements/1.1/">2009-11-25T15:32:53</dc:date>
    <dc:creator xmlns:dc="http://purl.org/dc/elements/1.1/">Duong Thanh An</dc:creator>
    <meta:editing-duration xmlns:meta="urn:oasis:names:tc:opendocument:xmlns:meta:1.0">PT03H26M31S</meta:editing-duration>
    <meta:editing-cycles xmlns:meta="urn:oasis:names:tc:opendocument:xmlns:meta:1.0">11</meta:editing-cycles>
    <meta:generator xmlns:meta="urn:oasis:names:tc:opendocument:xmlns:meta:1.0">Evolus Pencil</meta:generator>
    <dc:description xmlns:dc="http://purl.org/dc/elements/1.1/">Document generated from a Pencil drawing</dc:description>
    <dc:title xmlns:dc="http://purl.org/dc/elements/1.1/">Prototipo.ep</dc:title>
    <meta:document-statistic xmlns:meta="urn:oasis:names:tc:opendocument:xmlns:meta:1.0" meta:table-count="0" meta:image-count="1" meta:object-count="0" meta:page-count="3" meta:paragraph-count="4" meta:word-count="154" meta:character-count="1138"/>
  </office:meta>
</office:document-meta>
</file>

<file path=Template.xml><?xml version="1.0" encoding="utf-8"?>
<Template xmlns="http://www.evolus.vn/Namespace/Pencil">
  <Property name="id">Evolus:ODT:Default.Template</Property>
  <Property name="name">Default Document Template</Property>
  <Property name="author">Evolus</Property>
  <Property name="description">Simple template for exporting to .ODT, .DOC and .PDF</Property>
</Template>
</file>